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X</text:p>
        </text:list-item>
        <text:list-item>
          <text:p text:style-name="P1">2 raumsonden – umlauf um die sonne – distanz wie erde – 2 sonden --&gt; stereoskopische aufnahmen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homas Oswald</meta:initial-creator>
    <meta:creation-date>2007-05-10T13:25:27</meta:creation-date>
    <dc:creator>Thomas Oswald</dc:creator>
    <dc:date>2007-05-10T14:22:48</dc:date>
    <dc:language>en-US</dc:language>
    <meta:editing-cycles>2</meta:editing-cycles>
    <meta:editing-duration>PT57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4" meta:character-count="96"/>
  </office:meta>
</office:document-meta>
</file>